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ear-Host</text:p>
      <text:p text:style-name="Standard"/>
      <text:p text:style-name="Standard">$menu = @"</text:p>
      <text:p text:style-name="Standard"><text:s text:c="2"/>Pulsa 1 Para operar con dos números</text:p>
      <text:p text:style-name="Standard"><text:s text:c="2"/>pulsa 2 para crear un nuevo archivo de texto</text:p>
      <text:p text:style-name="Standard"><text:s text:c="2"/>pulsa 3 para averiguar el mayor de dos personas</text:p>
      <text:p text:style-name="Standard"><text:s text:c="2"/>pulsa 4 adivinar un número del 1 al 10</text:p>
      <text:p text:style-name="Standard"><text:s text:c="2"/>pulsa 5 para comprobar los alumnos matriculados</text:p>
      <text:p text:style-name="Standard"><text:s text:c="2"/>pulsa 6 para Salir</text:p>
      <text:p text:style-name="Standard">"@</text:p>
      <text:p text:style-name="Standard"/>
      <text:p text:style-name="Standard">function operaciones {</text:p>
      <text:p text:style-name="Standard"><text:s text:c="4"/>param($primerNumero, $segundoNumero)</text:p>
      <text:p text:style-name="Standard"><text:s text:c="4"/>$operacion = [int](Read-Host "Pulsa 1 para suma, 2 para restar, 3 para multiplicar, 4 para dividir")</text:p>
      <text:p text:style-name="Standard"/>
      <text:p text:style-name="Standard"><text:s text:c="4"/>if ($operacion -eq 1) {</text:p>
      <text:p text:style-name="Standard"><text:s text:c="8"/>$resultado = $primerNumero + $segundoNumero</text:p>
      <text:p text:style-name="Standard"><text:s text:c="8"/>Write-Host "$primerNumero + $segundoNumero = $resultado"</text:p>
      <text:p text:style-name="Standard"><text:s text:c="4"/>}</text:p>
      <text:p text:style-name="Standard"><text:s text:c="4"/>elseif ($operacion -eq 2) {</text:p>
      <text:p text:style-name="Standard"><text:s text:c="8"/>$resultado = $primerNumero - $segundoNumero</text:p>
      <text:p text:style-name="Standard"><text:s text:c="8"/>Write-Host "$primerNumero - $segundoNumero = $resultado"</text:p>
      <text:p text:style-name="Standard"><text:s text:c="4"/>}</text:p>
      <text:p text:style-name="Standard"><text:s text:c="4"/>elseif ($operacion -eq 3) {</text:p>
      <text:p text:style-name="Standard"><text:s text:c="8"/>$resultado = $primerNumero * $segundoNumero</text:p>
      <text:p text:style-name="Standard"><text:s text:c="8"/>Write-Host "$primerNumero * $segundoNumero = $resultado"</text:p>
      <text:p text:style-name="Standard"><text:s text:c="4"/>}</text:p>
      <text:p text:style-name="Standard"><text:s text:c="4"/>elseif ($operacion -eq 4) {</text:p>
      <text:p text:style-name="Standard"><text:s text:c="8"/>$resultado = $primerNumero / $segundoNumero</text:p>
      <text:p text:style-name="Standard"><text:s text:c="8"/>Write-Host "$primerNumero / $segundoNumero = $resultado"</text:p>
      <text:p text:style-name="Standard"><text:s text:c="4"/>}</text:p>
      <text:p text:style-name="Standard"><text:s text:c="4"/>else {</text:p>
      <text:p text:style-name="Standard"><text:s text:c="8"/>Write-Host "El número introducido no corresponde a ninguna operación."</text:p>
      <text:p text:style-name="Standard"><text:s text:c="4"/>}</text:p>
      <text:p text:style-name="Standard">}</text:p>
      <text:p text:style-name="Standard"/>
      <text:p text:style-name="Standard"/>
      <text:p text:style-name="Standard">function crearArchivo {</text:p>
      <text:p text:style-name="Standard"><text:s text:c="4"/>$nombreArchivo = Read-Host "Dime el nombre que le quieres poner"</text:p>
      <text:p text:style-name="Standard"/>
      <text:p text:style-name="Standard"><text:s text:c="4"/>$rutaEscritorio = [Environment]::GetFolderPath("Desktop")</text:p>
      <text:p text:style-name="Standard"/>
      <text:p text:style-name="Standard"><text:s text:c="4"/>$rutaCompleta = Join-Path -Path $rutaEscritorio -ChildPath "$nombreArchivo.txt"</text:p>
      <text:p text:style-name="Standard"/>
      <text:p text:style-name="Standard"><text:s text:c="4"/>New-Item -Path $rutaCompleta -ItemType "file"</text:p>
      <text:p text:style-name="Standard"/>
      <text:p text:style-name="Standard"><text:s text:c="4"/>Write-Host "Archivo creado en Escritorio: $rutaCompleta"</text:p>
      <text:p text:style-name="Standard"/>
      <text:p text:style-name="Standard"><text:s text:c="4"/>$respuesta = Read-Host "Pulsa 1 si quieres eliminarlo, sino, cualquier otra tecla"</text:p>
      <text:p text:style-name="Standard"/>
      <text:p text:style-name="Standard"><text:s text:c="4"/>if ($respuesta -eq "1") {</text:p>
      <text:p text:style-name="Standard"><text:soft-page-break/><text:s text:c="8"/>Remove-Item -Path $rutaCompleta</text:p>
      <text:p text:style-name="Standard"><text:s text:c="8"/>Write-Host "Archivo eliminado."</text:p>
      <text:p text:style-name="Standard"><text:s text:c="4"/>}</text:p>
      <text:p text:style-name="Standard"><text:s text:c="4"/>else {</text:p>
      <text:p text:style-name="Standard"><text:s text:c="8"/>Write-Host "Archivo no eliminado."</text:p>
      <text:p text:style-name="Standard"><text:s text:c="4"/>}</text:p>
      <text:p text:style-name="Standard">}</text:p>
      <text:p text:style-name="Standard"/>
      <text:p text:style-name="Standard"/>
      <text:p text:style-name="Standard">function mayor {</text:p>
      <text:p text:style-name="Standard"><text:s text:c="4"/>$nombre1 = Read-Host "Dime el nombre de la primera persona"</text:p>
      <text:p text:style-name="Standard"><text:s text:c="4"/>$edad1 = [int](Read-Host "Dime su edad")</text:p>
      <text:p text:style-name="Standard"><text:s text:c="4"/>$nombre2 = Read-Host "Dime el nombre de la segunda persona"</text:p>
      <text:p text:style-name="Standard"><text:s text:c="4"/>$edad2 = [int](Read-Host "Dime su edad")</text:p>
      <text:p text:style-name="Standard"/>
      <text:p text:style-name="Standard"><text:s text:c="4"/>if ($edad1 -gt $edad2) {</text:p>
      <text:p text:style-name="Standard"><text:s text:c="8"/>Write-Host "$nombre1 es mayor que $nombre2."</text:p>
      <text:p text:style-name="Standard"><text:s text:c="4"/>}</text:p>
      <text:p text:style-name="Standard"><text:s text:c="4"/>elseif ($edad1 -lt $edad2) {</text:p>
      <text:p text:style-name="Standard"><text:s text:c="8"/>Write-Host "$nombre2 es mayor que $nombre1."</text:p>
      <text:p text:style-name="Standard"><text:s text:c="4"/>}</text:p>
      <text:p text:style-name="Standard"><text:s text:c="4"/>else {</text:p>
      <text:p text:style-name="Standard"><text:s text:c="8"/>Write-Host "$nombre1 y $nombre2 tienen la misma edad."</text:p>
      <text:p text:style-name="Standard"><text:s text:c="4"/>}</text:p>
      <text:p text:style-name="Standard">}</text:p>
      <text:p text:style-name="Standard"/>
      <text:p text:style-name="Standard">function adivina {</text:p>
      <text:p text:style-name="Standard"><text:s text:c="4"/>$numeroGanador = 4</text:p>
      <text:p text:style-name="Standard"><text:s text:c="4"/>$contador = 0</text:p>
      <text:p text:style-name="Standard"/>
      <text:p text:style-name="Standard"><text:s text:c="4"/>$numeroEntrada = [int](Read-Host "Dime un número del 1 al 10")</text:p>
      <text:p text:style-name="Standard"/>
      <text:p text:style-name="Standard"><text:s text:c="4"/>while (($numeroEntrada -gt 10) -or ($numeroEntrada -lt 1)) {</text:p>
      <text:p text:style-name="Standard"><text:s text:c="8"/>$numeroEntrada = [int](Read-Host "El número tiene que ser mayor que 1 y menor que 10, dime uno correcto")</text:p>
      <text:p text:style-name="Standard"><text:s text:c="4"/>}</text:p>
      <text:p text:style-name="Standard"/>
      <text:p text:style-name="Standard"><text:s text:c="4"/>while ($numeroEntrada -ne $numeroGanador) {</text:p>
      <text:p text:style-name="Standard"><text:s text:c="8"/>$contador++</text:p>
      <text:p text:style-name="Standard"><text:s text:c="8"/>$numeroEntrada = [int](Read-Host "Fallaste, dime otro número")</text:p>
      <text:p text:style-name="Standard"/>
      <text:p text:style-name="Standard"><text:s text:c="8"/>while (($numeroEntrada -gt 10) -or ($numeroEntrada -lt 1)) {</text:p>
      <text:p text:style-name="Standard"><text:s text:c="12"/>$numeroEntrada = [int](Read-Host "El número tiene que ser mayor que 1 y menor que 10, dime uno correcto")</text:p>
      <text:p text:style-name="Standard"><text:s text:c="8"/>}</text:p>
      <text:p text:style-name="Standard"><text:s text:c="4"/>}</text:p>
      <text:p text:style-name="Standard"/>
      <text:p text:style-name="Standard"><text:s text:c="4"/>Write-Host "¡Enhorabuena, acertaste! El número de intentos fueron $contador."</text:p>
      <text:p text:style-name="Standard">}</text:p>
      <text:p text:style-name="Standard"/>
      <text:p text:style-name="Standard">function lista {</text:p>
      <text:p text:style-name="Standard"><text:s text:c="4"/>$arrayNombres = @("Vanessa", "Carolina", "Elena")</text:p>
      <text:p text:style-name="Standard"><text:soft-page-break/></text:p>
      <text:p text:style-name="Standard"><text:s text:c="4"/>$nombreAlumno = Read-Host "Dime el nombre del alumno que quieres comprobar si está matriculado"</text:p>
      <text:p text:style-name="Standard"/>
      <text:p text:style-name="Standard"><text:s text:c="4"/>$matriculado = $false</text:p>
      <text:p text:style-name="Standard"/>
      <text:p text:style-name="Standard"><text:s text:c="4"/>foreach ($alumno in $arrayNombres) {</text:p>
      <text:p text:style-name="Standard"><text:s text:c="8"/>if ($nombreAlumno -eq $alumno) {</text:p>
      <text:p text:style-name="Standard"><text:s text:c="12"/>$matriculado = $true</text:p>
      <text:p text:style-name="Standard"><text:s text:c="12"/>break</text:p>
      <text:p text:style-name="Standard"><text:s text:c="8"/>}</text:p>
      <text:p text:style-name="Standard"><text:s text:c="4"/>}</text:p>
      <text:p text:style-name="Standard"/>
      <text:p text:style-name="Standard"><text:s text:c="4"/>if ($matriculado) {</text:p>
      <text:p text:style-name="Standard"><text:s text:c="8"/>Write-Host "El alumno está matriculado."</text:p>
      <text:p text:style-name="Standard"><text:s text:c="4"/>}</text:p>
      <text:p text:style-name="Standard"><text:s text:c="4"/>else {</text:p>
      <text:p text:style-name="Standard"><text:s text:c="8"/>Write-Host "El alumno no está matriculado."</text:p>
      <text:p text:style-name="Standard"><text:s text:c="4"/>}</text:p>
      <text:p text:style-name="Standard">}</text:p>
      <text:p text:style-name="Standard"/>
      <text:p text:style-name="Standard">do {</text:p>
      <text:p text:style-name="Standard"><text:s text:c="4"/>$respuesta = Read-Host $menu</text:p>
      <text:p text:style-name="Standard"><text:s text:c="4"/>Clear-Host</text:p>
      <text:p text:style-name="Standard"/>
      <text:p text:style-name="Standard"><text:s text:c="4"/>switch ($respuesta) {</text:p>
      <text:p text:style-name="Standard"><text:s text:c="8"/>1 {</text:p>
      <text:p text:style-name="Standard"><text:s text:c="12"/>$primerNumero = [int](Read-Host "Dime el primer número")</text:p>
      <text:p text:style-name="Standard"><text:s text:c="12"/>$segundoNumero = [int](Read-Host "Dime el segundo número")</text:p>
      <text:p text:style-name="Standard"/>
      <text:p text:style-name="Standard"><text:s text:c="12"/>operaciones $primerNumero $segundoNumero</text:p>
      <text:p text:style-name="Standard"><text:s text:c="8"/>}</text:p>
      <text:p text:style-name="Standard"><text:s text:c="8"/>2 {</text:p>
      <text:p text:style-name="Standard"><text:s text:c="12"/>crearArchivo</text:p>
      <text:p text:style-name="Standard"><text:s text:c="8"/>}</text:p>
      <text:p text:style-name="Standard"><text:s text:c="8"/>3 {</text:p>
      <text:p text:style-name="Standard"><text:s text:c="12"/>mayor</text:p>
      <text:p text:style-name="Standard"><text:s text:c="8"/>}</text:p>
      <text:p text:style-name="Standard"><text:s text:c="8"/>4 {</text:p>
      <text:p text:style-name="Standard"><text:s text:c="12"/>adivina</text:p>
      <text:p text:style-name="Standard"><text:s text:c="8"/>}</text:p>
      <text:p text:style-name="Standard"><text:s text:c="8"/>5 {</text:p>
      <text:p text:style-name="Standard"><text:s text:c="12"/>lista</text:p>
      <text:p text:style-name="Standard"><text:s text:c="8"/>}</text:p>
      <text:p text:style-name="Standard"><text:s text:c="8"/>default {</text:p>
      <text:p text:style-name="Standard"><text:s text:c="12"/>Write-Host "Opción no válida. Por favor, elige una opción entre 1 y 6."</text:p>
      <text:p text:style-name="Standard"><text:s text:c="8"/>}</text:p>
      <text:p text:style-name="Standard"><text:s text:c="4"/>}</text:p>
      <text:p text:style-name="Standard">}</text:p>
      <text:p text:style-name="Standard">until ($respuesta -eq 6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3:20:11.929000000</meta:creation-date>
    <dc:date>2024-02-26T13:20:38.145000000</dc:date>
    <meta:editing-duration>PT26S</meta:editing-duration>
    <meta:editing-cycles>1</meta:editing-cycles>
    <meta:document-statistic meta:table-count="0" meta:image-count="0" meta:object-count="0" meta:page-count="3" meta:paragraph-count="122" meta:word-count="516" meta:character-count="3987" meta:non-whitespace-character-count="2949"/>
    <meta:generator>LibreOffice/7.3.4.2$Windows_X86_64 LibreOffice_project/728fec16bd5f605073805c3c9e7c4212a0120dc5</meta:generator>
  </office:meta>
</office:document-meta>
</file>